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8ba" officeooo:paragraph-rsid="001fd8ba"/>
    </style:style>
    <style:style style:name="P2" style:family="paragraph" style:parent-style-name="Standard">
      <style:text-properties officeooo:rsid="00202a04" officeooo:paragraph-rsid="00202a04"/>
    </style:style>
    <style:style style:name="P3" style:family="paragraph" style:parent-style-name="Standard">
      <style:text-properties fo:font-weight="bold" officeooo:rsid="001fd8ba" officeooo:paragraph-rsid="001fd8ba" style:font-weight-asian="bold" style:font-weight-complex="bold"/>
    </style:style>
    <style:style style:name="P4" style:family="paragraph" style:parent-style-name="Standard">
      <style:text-properties fo:font-weight="bold" officeooo:rsid="0021f798" officeooo:paragraph-rsid="0021f798" style:font-weight-asian="bold" style:font-weight-complex="bold"/>
    </style:style>
    <style:style style:name="P5" style:family="paragraph" style:parent-style-name="Standard">
      <style:text-properties fo:font-weight="bold" officeooo:rsid="00202a04" officeooo:paragraph-rsid="00202a04" style:font-weight-asian="bold" style:font-weight-complex="bold"/>
    </style:style>
    <style:style style:name="P6" style:family="paragraph" style:parent-style-name="Standard">
      <style:text-properties fo:font-weight="bold" officeooo:rsid="0021854a" officeooo:paragraph-rsid="0021854a" style:font-weight-asian="bold" style:font-weight-complex="bold"/>
    </style:style>
    <style:style style:name="P7" style:family="paragraph" style:parent-style-name="Standard">
      <style:text-properties fo:font-weight="bold" officeooo:rsid="00236cdd" officeooo:paragraph-rsid="00236cdd" style:font-weight-asian="bold" style:font-weight-complex="bold"/>
    </style:style>
    <style:style style:name="P8" style:family="paragraph" style:parent-style-name="Standard">
      <style:text-properties fo:font-weight="bold" officeooo:rsid="00253ba8" officeooo:paragraph-rsid="00253ba8" style:font-weight-asian="bold" style:font-weight-complex="bold"/>
    </style:style>
    <style:style style:name="P9" style:family="paragraph" style:parent-style-name="Standard">
      <style:text-properties fo:font-weight="bold" officeooo:rsid="00263579" officeooo:paragraph-rsid="0027d8c4" style:font-weight-asian="bold" style:font-weight-complex="bold"/>
    </style:style>
    <style:style style:name="P10" style:family="paragraph" style:parent-style-name="Standard">
      <style:text-properties officeooo:rsid="00202a04" officeooo:paragraph-rsid="00202a04"/>
    </style:style>
    <style:style style:name="P11" style:family="paragraph" style:parent-style-name="Standard" style:list-style-name="List_20_1">
      <style:text-properties officeooo:rsid="00202a04" officeooo:paragraph-rsid="00202a04"/>
    </style:style>
    <style:style style:name="P12" style:family="paragraph" style:parent-style-name="Standard">
      <style:text-properties fo:font-weight="normal" officeooo:rsid="0021f798" officeooo:paragraph-rsid="0021f798" style:font-weight-asian="normal" style:font-weight-complex="normal"/>
    </style:style>
    <style:style style:name="P13" style:family="paragraph" style:parent-style-name="Standard" style:list-style-name="List_20_1">
      <style:text-properties fo:font-weight="normal" officeooo:rsid="0021f798" officeooo:paragraph-rsid="0021f798" style:font-weight-asian="normal" style:font-weight-complex="normal"/>
    </style:style>
    <style:style style:name="P14" style:family="paragraph" style:parent-style-name="Standard" style:list-style-name="List_20_1">
      <style:text-properties fo:font-weight="normal" officeooo:rsid="00229789" officeooo:paragraph-rsid="00229789" style:font-weight-asian="normal" style:font-weight-complex="normal"/>
    </style:style>
    <style:style style:name="P15" style:family="paragraph" style:parent-style-name="Standard">
      <style:text-properties fo:font-weight="normal" officeooo:rsid="00229789" officeooo:paragraph-rsid="00229789" style:font-weight-asian="normal" style:font-weight-complex="normal"/>
    </style:style>
    <style:style style:name="P16" style:family="paragraph" style:parent-style-name="Standard">
      <style:text-properties fo:font-weight="normal" officeooo:rsid="00236cdd" officeooo:paragraph-rsid="00236cdd" style:font-weight-asian="normal" style:font-weight-complex="normal"/>
    </style:style>
    <style:style style:name="P17" style:family="paragraph" style:parent-style-name="Standard">
      <style:text-properties fo:font-weight="normal" officeooo:rsid="00253ba8" officeooo:paragraph-rsid="00253ba8" style:font-weight-asian="normal" style:font-weight-complex="normal"/>
    </style:style>
    <style:style style:name="P18" style:family="paragraph" style:parent-style-name="Standard">
      <style:text-properties fo:font-weight="normal" officeooo:rsid="00263579" officeooo:paragraph-rsid="00263579" style:font-weight-asian="normal" style:font-weight-complex="normal"/>
    </style:style>
    <style:style style:name="T1" style:family="text">
      <style:text-properties officeooo:rsid="0021f7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3579" style:font-weight-asian="normal" style:font-weight-complex="normal"/>
    </style:style>
    <style:style style:name="T5" style:family="text">
      <style:text-properties fo:font-weight="normal" officeooo:rsid="0027d8c4" style:font-weight-asian="normal" style:font-weight-complex="normal"/>
    </style:style>
    <style:style style:name="T6" style:family="text">
      <style:text-properties officeooo:rsid="00263579"/>
    </style:style>
    <style:style style:name="T7" style:family="text">
      <style:text-properties officeooo:rsid="0027d8c4"/>
    </style:style>
    <style:style style:name="T8" style:family="text">
      <style:text-properties officeooo:rsid="0028563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 to SQL</text:p>
      <text:p text:style-name="P3"/>
      <text:p text:style-name="P4">SQL</text:p>
      <text:p text:style-name="P12">- <text:s/>standard query language</text:p>
      <text:p text:style-name="P12">- functions :</text:p>
      <text:list xml:id="list786882718" text:style-name="List_20_1">
        <text:list-item>
          <text:p text:style-name="P13"><text:s text:c="4"/>execute data</text:p>
        </text:list-item>
        <text:list-item>
          <text:p text:style-name="P13"><text:s text:c="4"/>retrieve records</text:p>
        </text:list-item>
        <text:list-item>
          <text:p text:style-name="P13"><text:s text:c="4"/>insert records</text:p>
        </text:list-item>
        <text:list-item>
          <text:p text:style-name="P13"><text:s text:c="4"/>update records</text:p>
        </text:list-item>
        <text:list-item>
          <text:p text:style-name="P13"><text:s text:c="5"/>delete records</text:p>
        </text:list-item>
        <text:list-item>
          <text:p text:style-name="P13"><text:s text:c="4"/>create new databse,tables views</text:p>
        </text:list-item>
        <text:list-item>
          <text:p text:style-name="P13"><text:s text:c="4"/>set permissions on tables , procedures </text:p>
        </text:list-item>
      </text:list>
      <text:p text:style-name="P1"/>
      <text:p text:style-name="P2"><text:span text:style-name="T2">Data</text:span></text:p>
      <text:list xml:id="list152343844893562" text:continue-numbering="true" text:style-name="List_20_1">
        <text:list-item>
          <text:p text:style-name="P11"><text:s/>structured data</text:p>
        </text:list-item>
        <text:list-item>
          <text:p text:style-name="P11">unstructured data</text:p>
        </text:list-item>
        <text:list-item>
          <text:p text:style-name="P11">semi structured data</text:p>
        </text:list-item>
      </text:list>
      <text:p text:style-name="P2"/>
      <text:p text:style-name="P5">Database Management System (DBMS)</text:p>
      <text:p text:style-name="P2"/>
      <text:p text:style-name="P2">Database</text:p>
      <text:list xml:id="list152343305640976" text:continue-numbering="true" text:style-name="List_20_1">
        <text:list-item>
          <text:p text:style-name="P11">relational</text:p>
        </text:list-item>
        <text:list-item>
          <text:p text:style-name="P11">non-relational</text:p>
        </text:list-item>
      </text:list>
      <text:p text:style-name="P2"/>
      <text:p text:style-name="P6">Relational Database Management System<text:span text:style-name="T1">(RDBMS)</text:span></text:p>
      <text:p text:style-name="P6"/>
      <text:list xml:id="list152344636813124" text:continue-numbering="true" text:style-name="List_20_1">
        <text:list-item>
          <text:p text:style-name="P14">The data in RDBMS is stored in database objects called tables. </text:p>
        </text:list-item>
        <text:list-item>
          <text:p text:style-name="P14">A table is a collection of related data entries and it consists of columns and rows.</text:p>
        </text:list-item>
      </text:list>
      <text:p text:style-name="P15"/>
      <text:p text:style-name="P7"><text:span text:style-name="T8">Types of <text:s/></text:span>SQL commands</text:p>
      <text:p text:style-name="P7"/>
      <text:p text:style-name="P7">data defination language(DDL) : <text:span text:style-name="T3">changes the structure of the table.</text:span></text:p>
      <text:p text:style-name="P7"/>
      <text:p text:style-name="P16">CREATE : <text:span text:style-name="T6">used to create new table in the database</text:span></text:p>
      <text:p text:style-name="P16">ALTER : <text:span text:style-name="T7">used to modify the characteristics of existing attribute or to add a new table.</text:span></text:p>
      <text:p text:style-name="P16">DROP : <text:s/><text:span text:style-name="T7">used to delete both structure and the record stored in the table.</text:span></text:p>
      <text:p text:style-name="P16">TRUNCATE: <text:span text:style-name="T7">used to delete all the rows from the table .</text:span></text:p>
      <text:p text:style-name="P7"/>
      <text:p text:style-name="P7">Data manipulation language(DML) : <text:span text:style-name="T3">used to modify the database</text:span></text:p>
      <text:p text:style-name="P7"/>
      <text:p text:style-name="P16">INSERT : <text:span text:style-name="T7">insert data into the row of a a table</text:span></text:p>
      <text:p text:style-name="P16">UPDATE : <text:span text:style-name="T7">used to update and modify the value of a column in the table.</text:span></text:p>
      <text:p text:style-name="P16">DELETE: <text:span text:style-name="T7">used to remove one or more rows from the table</text:span></text:p>
      <text:p text:style-name="P16"/>
      <text:p text:style-name="P8">Data control language(DCL) : <text:span text:style-name="T3">used to grant and take back authority from database user.</text:span></text:p>
      <text:p text:style-name="P8"/>
      <text:p text:style-name="P17">GRANT: <text:span text:style-name="T7">used to give user access privileges to a database.</text:span></text:p>
      <text:p text:style-name="P17">REVOKE: <text:span text:style-name="T7">used to take back permissions from the user.</text:span></text:p>
      <text:p text:style-name="P8"/>
      <text:p text:style-name="P8">Transaction control language(TCL) : <text:span text:style-name="T4">helps the user to manage the transactions that place in the database.</text:span></text:p>
      <text:p text:style-name="P17"/>
      <text:p text:style-name="P18"><text:soft-page-break/>COMMIT : <text:span text:style-name="T7">used to save all the trnsactions to the database.</text:span></text:p>
      <text:p text:style-name="P18">ROLLBACK : <text:span text:style-name="T7">used to undo transactions that have already been saved to the database.</text:span></text:p>
      <text:p text:style-name="P18">SAVEPOINT : <text:span text:style-name="T7">used to roll the transactions back to a certain point without rolling back the entire transaction</text:span></text:p>
      <text:p text:style-name="P18"/>
      <text:p text:style-name="P8">Data query language(DQL): <text:span text:style-name="T3">used to fetch the data from the database. </text:span></text:p>
      <text:p text:style-name="P9"><text:span text:style-name="T3"/></text:p>
      <text:p text:style-name="P9"><text:span text:style-name="T3">SELECT: </text:span><text:span text:style-name="T5">used to select the attribute based on the conditions described by WHERE clause.</text:span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3:29:52.255233757</meta:creation-date>
    <dc:date>2023-06-15T15:23:43.215688230</dc:date>
    <meta:editing-duration>PT34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319" meta:character-count="1844" meta:non-whitespace-character-count="1544"/>
  </office:meta>
</office:document-meta>
</file>